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Listener.is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Listener.sampleOccurred( Sampl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SFListener.sampleStopp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SFListener.add( SampleResult sam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SFListener.sampleStart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